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b3e64" officeooo:paragraph-rsid="001b3e64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developer.marvel.com/processuser" xlink:type="simple">
          <form:properties>
            <form:property form:property-name="PropertyChangeNotificationEnabled" office:value-type="boolean" office:boolean-value="true"/>
          </form:properties>
          <form:text form:name="referrers[]" form:control-implementation="ooo:com.sun.star.form.component.TextField" xml:id="control1" form:id="control1" form:current-value="developer.marvel.com" form:value="developer.marvel.c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Y DEVELOPER ACCOUNT</text:p>
      <text:h text:style-name="Heading_20_4" text:outline-level="4">Tell us about your projects</text:h>
      <text:p text:style-name="Text_20_body">Keep us in the loop about what you're building! Use the space below to add or update information about what you're creating with the Marvel Comics API.</text:p>
      <text:p text:style-name="Text_20_body">Hi puljic335168796!</text:p>
      <text:p text:style-name="Text_20_body">Here's your personal Marvel Comics API information:</text:p>
      <text:h text:style-name="Heading_20_4" text:outline-level="4">Your public key</text:h>
      <text:p text:style-name="Text_20_body">bea7f2414fe2190b22d65860710623af</text:p>
      <text:h text:style-name="Heading_20_4" text:outline-level="4">Your private key</text:h>
      <text:p text:style-name="Text_20_body">3574a99a88430936c8cdc77b1d750df2db1e27e5</text:p>
      <text:p text:style-name="Text_20_body"><text:a xlink:type="simple" xlink:href="https://developer.marvel.com/documentation/authorization" text:style-name="Internet_20_link" text:visited-style-name="Visited_20_Internet_20_Link">Read more about how to use your keys to sign requests.</text:a></text:p>
      <text:h text:style-name="Heading_20_4" text:outline-level="4">Your rate limit:</text:h>
      <text:p text:style-name="Text_20_body"> </text:p>
      <text:h text:style-name="Heading_20_1" text:outline-level="1">3000</text:h>
      <text:p text:style-name="P3">calls/day</text:p>
      <text:p text:style-name="P3"> </text:p>
      <text:p text:style-name="Text_20_body">Number of calls your application can make per day.</text:p>
      <text:h text:style-name="Heading_20_4" text:outline-level="4">Your authorized referrers</text:h>
      <text:p text:style-name="Text_20_body">List any domains that can make calls to the Marvel Comics API using your API key here:</text:p>
      <text:list xml:id="list3632599130" text:style-name="L1">
        <text:list-item>
          <text:p text:style-name="P2"><text:bookmark text:name="referrerHolder"/><draw:control text:anchor-type="as-char" draw:z-index="0" draw:name="Shape1" draw:style-name="gr1" draw:text-style-name="P4" svg:width="1.7295in" svg:height="0.2606in" draw:control="control1"/> delete</text:p>
        </text:list-item>
      </text:list>
      <text:p text:style-name="Text_20_body"><text:bookmark text:name="newReferrer"/><text:a xlink:type="simple" xlink:href="https://developer.marvel.com/account#" text:style-name="Internet_20_link" text:visited-style-name="Visited_20_Internet_20_Link">add a new referrer</text:a></text:p>
      <text:p text:style-name="Text_20_body">Note: List the domain and path only - don't include "http" or other scheme designations. Only use the characters <text:span text:style-name="Source_20_Text">a</text:span>-<text:span text:style-name="Source_20_Text">z</text:span>, <text:span text:style-name="Source_20_Text">0</text:span>-<text:span text:style-name="Source_20_Text">9</text:span>, <text:span text:style-name="Source_20_Text">.</text:span>, <text:span text:style-name="Source_20_Text">_</text:span>, <text:span text:style-name="Source_20_Text">-</text:span>, and <text:span text:style-name="Source_20_Text">*</text:span>.</text:p>
      <text:p text:style-name="Text_20_body"><text:a xlink:type="simple" xlink:href="https://developer.marvel.com/documentation/authorization" text:style-name="Internet_20_link" text:visited-style-name="Visited_20_Internet_20_Link">Read more about how to authorize referring domains in browser-based apps and web sites.</text:a>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2:12.732878059</meta:creation-date>
    <dc:date>2021-03-15T18:20:28.052005753</dc:date>
    <meta:editing-duration>PT2H8M4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1" meta:paragraph-count="22" meta:word-count="143" meta:character-count="868" meta:non-whitespace-character-count="743"/>
  </office:meta>
</office:document-meta>
</file>